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E000002816F242F18.jpg" manifest:media-type="image/jpeg"/>
  <manifest:file-entry manifest:full-path="Pictures/1000000000000176000002893B14AD2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6.436cm" svg:height="11.169cm" svg:x="3.842cm" svg:y="3.554cm">
          <draw:image xlink:href="Pictures/1000000000000176000002893B14AD23.jpg" xlink:type="simple" xlink:show="embed" xlink:actuate="onLoad">
            <text:p/>
          </draw:image>
        </draw:frame>
        <draw:frame draw:style-name="gr1" draw:text-style-name="P1" draw:layer="layout" svg:width="6.318cm" svg:height="11.065cm" svg:x="9.898cm" svg:y="3.568cm">
          <draw:image xlink:href="Pictures/100000000000016E000002816F242F1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16T15:57:18.836572135</dc:date>
    <dc:creator>Tasende Bracco</dc:creator>
    <meta:document-statistic meta:object-count="2"/>
    <meta:generator>LibreOffice/4.2.7.2$Linux_X86_64 LibreOffice_project/420m0$Build-2</meta:generator>
  </office:meta>
</office:document-meta>
</file>